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559304703476483">
            <text:p>55,93%</text:p>
          </table:table-cell>
          <table:table-cell table:style-name="ce91" table:formula="of:=(NOW()-DATE(2016;5;9))/(DATE(2016;6;22)-DATE(2016;5;9))" office:value-type="percentage" office:value="0.672076417824097">
            <text:p>67,21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89">
            <text:p>489,00</text:p>
          </table:table-cell>
          <table:table-cell table:style-name="ce82" table:formula="of:=SUM([.H7];[.H17];[.H30];[.H41];[.H50])" office:value-type="float" office:value="182.08">
            <text:p>182,08</text:p>
          </table:table-cell>
          <table:table-cell table:style-name="ce82" table:formula="of:=SUM([.I7];[.I17];[.I30];[.I41];[.I50])" office:value-type="float" office:value="215.5">
            <text:p>215,5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78.25">
            <text:p>78,25</text:p>
          </table:table-cell>
          <table:table-cell table:style-name="ce83" table:formula="of:= SUM([.I18:.I28])" office:value-type="float" office:value="55">
            <text:p>55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0">
            <text:p>20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.5">
            <text:p>12,50</text:p>
          </table:table-cell>
          <table:table-cell table:style-name="ce83" table:formula="of:=SUM([.I32:.I39])" office:value-type="float" office:value="58">
            <text:p>58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.5">
            <text:p>4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8.83">
            <text:p>8,83</text:p>
          </table:table-cell>
          <table:table-cell table:style-name="ce83" table:formula="of:=SUM([.I42:.I49])" office:value-type="float" office:value="61.5">
            <text:p>61,5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0">
            <text:p>10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.33">
            <text:p>0,33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1.5">
            <text:p>1,50</text:p>
          </table:table-cell>
          <table:table-cell table:style-name="ce86" office:value-type="float" office:value="50">
            <text:p>50,0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5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1.5">
            <text:p>1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9">
            <text:p>9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.06.2016</text:date>, <text:time>13:4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13:42:42.41</dc:date>
    <meta:generator>OpenOffice/4.1.2$Win32 OpenOffice.org_project/412m3$Build-9782</meta:generator>
    <meta:editing-duration>P1DT13H10M10S</meta:editing-duration>
    <meta:editing-cycles>25</meta:editing-cycles>
    <meta:document-statistic meta:table-count="2" meta:cell-count="2452" meta:object-count="1"/>
  </office:meta>
</office:document-meta>
</file>